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GB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my customisation/Game Setup</text:p>
      <text:p text:style-name="P1"/>
      <text:p text:style-name="P4">Stage 2</text:p>
      <text:p text:style-name="P4"/>
      <text:list xml:id="list4351729195197473322" text:style-name="L1">
        <text:list-item>
          <text:p text:style-name="P3"><text:span text:style-name="T1">Rework battlefields to be stored as SQLite data instead of being created in the script.</text:span> </text:p>
        </text:list-item>
        <text:list-item>
          <text:p text:style-name="P5"><text:span text:style-name="T2">Ability to load armies for editing.</text:span></text:p>
        </text:list-item>
        <text:list-item>
          <text:p text:style-name="P5"><text:span text:style-name="T2">Set up all remaining wargear.</text:span></text:p>
        </text:list-item>
      </text:list>
      <text:p text:style-name="P2"/>
      <text:p text:style-name="P1">Wargaming</text:p>
      <text:p text:style-name="P1"/>
      <text:p text:style-name="P4">Stage 2</text:p>
      <text:p text:style-name="P4"/>
      <text:list xml:id="list42512108" text:continue-numbering="true" text:style-name="L1">
        <text:list-item>
          <text:p text:style-name="P3">Set up all spells for Paladins and Orcs.</text:p>
        </text:list-item>
        <text:list-item>
          <text:p text:style-name="P3">Add model abilities.</text:p>
        </text:list-item>
        <text:list-item>
          <text:p text:style-name="P3">Add weapon abilities.</text:p>
        </text:list-item>
        <text:list-item>
          <text:p text:style-name="P3">Set up post-game screen.</text:p>
        </text:list-item>
        <text:list-item>
          <text:p text:style-name="P3">Radiant objectives.</text:p>
        </text:list-item>
        <text:list-item>
          <text:p text:style-name="P5"><text:span text:style-name="T2">Add shoot with all models excluding custom gear option.</text:span></text:p>
        </text:list-item>
        <text:list-item>
          <text:p text:style-name="P5"><text:span text:style-name="T2">Add more terrain: Craters, tanglewire, and tank traps.</text:span></text:p>
        </text:list-item>
        <text:list-item>
          <text:p text:style-name="P5"><text:span text:style-name="T2">Add transports.</text:span></text:p>
        </text:list-item>
      </text:list>
      <text:p text:style-name="P2"/>
      <text:p text:style-name="P1">Game Setup/Other</text:p>
      <text:p text:style-name="P1"/>
      <text:p text:style-name="P4">Stage 2</text:p>
      <text:p text:style-name="P4"/>
      <text:list xml:id="list42501835" text:continue-numbering="true" text:style-name="L1">
        <text:list-item>
          <text:p text:style-name="P3">Change font.</text:p>
        </text:list-item>
        <text:list-item>
          <text:p text:style-name="P3">Update bad sprites.</text:p>
        </text:list-item>
        <text:list-item>
          <text:p text:style-name="P3">Update UI.</text:p>
        </text:list-item>
        <text:list-item>
          <text:p text:style-name="P3">Look into Cython to speed up pathfinding.</text:p>
        </text:list-item>
      </text:list>
      <text:p text:style-name="P2"/>
      <text:p text:style-name="P1">Content</text:p>
      <text:p text:style-name="P1"/>
      <text:p text:style-name="P4">Stage 2</text:p>
      <text:p text:style-name="P4"/>
      <text:list xml:id="list42509543" text:continue-numbering="true" text:style-name="L1">
        <text:list-item>
          <text:p text:style-name="P3">Add second battlefield.</text:p>
        </text:list-item>
        <text:list-item>
          <text:p text:style-name="P3">Add all Paladin and Orc model spri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34S</meta:editing-duration>
    <meta:editing-cycles>18</meta:editing-cycles>
    <meta:generator>OpenOffice/4.1.4$Win32 OpenOffice.org_project/414m5$Build-9788</meta:generator>
    <dc:date>2019-07-22T22:30:17.52</dc:date>
    <dc:creator>Obafemi Olofin</dc:creator>
    <meta:document-statistic meta:table-count="0" meta:image-count="0" meta:object-count="0" meta:page-count="1" meta:paragraph-count="25" meta:word-count="121" meta:character-count="649"/>
    <meta:user-defined meta:name="Info 1"/>
    <meta:user-defined meta:name="Info 2"/>
    <meta:user-defined meta:name="Info 3"/>
    <meta:user-defined meta:name="Info 4"/>
  </office:meta>
</office:document-meta>
</file>